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9in" style:rel-column-width="9404*"/>
    </style:style>
    <style:style style:name="Table6.B" style:family="table-column">
      <style:table-column-properties style:column-width="2.0229in" style:rel-column-width="19063*"/>
    </style:style>
    <style:style style:name="Table6.C" style:family="table-column">
      <style:table-column-properties style:column-width="3.9333in" style:rel-column-width="37068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7708in" style:rel-column-width="46248*"/>
    </style:style>
    <style:style style:name="Table4.B" style:family="table-column">
      <style:table-column-properties style:column-width="0.7708in" style:rel-column-width="7472*"/>
    </style:style>
    <style:style style:name="Table4.C" style:family="table-column">
      <style:table-column-properties style:column-width="1.2188in" style:rel-column-width="1181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9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11"/><text:text-input text:description="">$purchaseOrder.title</text:text-input> </text:p>
          </table:table-cell>
          <table:table-cell table:style-name="Table6.B1" office:value-type="string">
            <text:p text:style-name="P7"><text:s text:c="18"/>Order No <text:s text:c="16"/><text:text-input text:description="">$purchaseOrder.number</text:text-input></text:p>
            <text:p text:style-name="P7"><text:s text:c="18"/>Vendor Order No <text:s text:c="3"/><text:text-input text:description="">$purchaseOrder.vendorNo</text:text-input></text:p>
            <text:p text:style-name="P7"><text:s text:c="18"/>Currency <text:s text:c="17"/><text:text-input text:description="">$purchaseOrder.currency</text:text-input></text:p>
            <text:p text:style-name="P7"><text:s text:c="18"/>Order Date <text:s text:c="14"/><text:text-input text:description="">$purchaseOrder.date</text:text-input></text:p>
            <text:p text:style-name="P7"><text:s text:c="18"/>Payment Terms <text:s text:c="7"/><text:text-input text:description="">$purchaseOrder.terms</text:text-input></text:p>
            <text:p text:style-name="P7"><text:s text:c="18"/>Status <text:s text:c="22"/><text:text-input text:description="">$purchaseOrder.statu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purchaseOrder.billAddress</text:text-input></text:p>
          </table:table-cell>
          <table:table-cell table:style-name="Table9.B2" office:value-type="string">
            <text:p text:style-name="P4"><text:text-input text:description="">$purchaseOrder.shipAddress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Vendor Name</text:p>
          </table:table-cell>
          <table:table-cell table:style-name="Table1.B1" office:value-type="string">
            <text:p text:style-name="P8"><text:text-input text:description="">$purchaseOrder.vendo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purchase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purchase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purchase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purchase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purchase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purchase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purchaseOrder.registrationAddress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14T09:55:49.75</dc:date>
    <meta:editing-duration>PT03H14M38S</meta:editing-duration>
    <meta:editing-cycles>59</meta:editing-cycles>
    <dc:creator>Nagaraju Palla</dc:creator>
    <meta:document-statistic meta:table-count="7" meta:image-count="2" meta:object-count="0" meta:page-count="1" meta:paragraph-count="39" meta:word-count="58" meta:character-count="917"/>
  </office:meta>
</office:document-meta>
</file>